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gradient" draw:fill-gradient-name="Gradient_20_17"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svg:stroke-color="#ff6600" draw:fill="gradient" draw:fill-gradient-name="Radial_20_red_2f_yellow" draw:textarea-horizontal-align="justify" draw:textarea-vertical-align="middle" draw:auto-grow-height="false"/>
    </style:style>
    <style:style style:name="gr4" style:family="graphic" style:parent-style-name="standard">
      <style:graphic-properties draw:fill-color="#ffff00" draw:textarea-horizontal-align="justify" draw:textarea-vertical-align="middle" draw:auto-grow-height="false"/>
    </style:style>
    <style:style style:name="gr5" style:family="graphic" style:parent-style-name="standard">
      <style:graphic-properties draw:fill-color="#ffffff" draw:opacity="100%" draw:opacity-name="" draw:textarea-horizontal-align="justify" draw:textarea-vertical-align="middle" draw:auto-grow-height="false"/>
    </style:style>
    <style:style style:name="gr6" style:family="graphic" style:parent-style-name="standard">
      <style:graphic-properties draw:fill-color="#999999" draw:textarea-horizontal-align="justify" draw:textarea-vertical-align="middle" draw:auto-grow-height="false"/>
    </style:style>
    <style:style style:name="gr7" style:family="graphic" style:parent-style-name="standard">
      <style:graphic-properties draw:fill-color="#999999" draw:opacity="100%" draw:opacity-name="Transparency_20_2" draw:textarea-horizontal-align="justify" draw:textarea-vertical-align="middle" draw:auto-grow-height="false"/>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objectwithoutfill">
      <style:graphic-properties draw:stroke="solid" svg:stroke-width="0.035cm" svg:stroke-color="#ff0000" draw:marker-start-width="0.252cm" draw:marker-end-width="0.252cm" draw:fill="none" draw:textarea-horizontal-align="center" draw:textarea-vertical-align="middle" fo:padding-top="0.017cm" fo:padding-bottom="0.017cm" fo:padding-left="0.017cm" fo:padding-right="0.017cm"/>
    </style:style>
    <style:style style:name="gr10" style:family="graphic" style:parent-style-name="objectwithoutfill">
      <style:graphic-properties draw:stroke="solid" svg:stroke-width="0.028cm" svg:stroke-color="#ff0000" draw:marker-start-width="0.242cm" draw:marker-end-width="0.242cm" draw:fill="none" draw:textarea-horizontal-align="center" draw:textarea-vertical-align="middle" fo:padding-top="0.014cm" fo:padding-bottom="0.014cm" fo:padding-left="0.014cm" fo:padding-right="0.014cm"/>
    </style:style>
    <style:style style:name="gr11" style:family="graphic" style:parent-style-name="objectwithoutfill">
      <style:graphic-properties draw:stroke="solid" svg:stroke-width="0.028cm" svg:stroke-color="#990000" draw:marker-start-width="0.242cm" draw:marker-end-width="0.242cm" draw:fill="none" draw:textarea-horizontal-align="center" draw:textarea-vertical-align="middle" fo:padding-top="0.014cm" fo:padding-bottom="0.014cm" fo:padding-left="0.014cm" fo:padding-right="0.014cm"/>
    </style:style>
    <style:style style:name="gr12" style:family="graphic" style:parent-style-name="objectwithoutfill">
      <style:graphic-properties draw:stroke="solid" svg:stroke-width="0.028cm" svg:stroke-color="#cc0000" draw:marker-start-width="0.242cm" draw:marker-end-width="0.242cm" draw:fill="none" draw:textarea-horizontal-align="center" draw:textarea-vertical-align="middle" fo:padding-top="0.014cm" fo:padding-bottom="0.014cm" fo:padding-left="0.014cm" fo:padding-right="0.014cm"/>
    </style:style>
    <style:style style:name="gr13" style:family="graphic" style:parent-style-name="objectwithoutfill">
      <style:graphic-properties svg:stroke-width="0.035cm" svg:stroke-color="#990000" draw:marker-start-width="0.252cm" draw:marker-end-width="0.252cm" draw:fill="none" draw:textarea-horizontal-align="center" draw:textarea-vertical-align="middle" fo:padding-top="0.017cm" fo:padding-bottom="0.017cm" fo:padding-left="0.017cm" fo:padding-right="0.017cm"/>
    </style:style>
    <style:style style:name="gr14" style:family="graphic" style:parent-style-name="standard">
      <style:graphic-properties draw:fill-color="#ffffff" draw:opacity="100%" draw:opacity-name="Transparency_20_3" draw:textarea-horizontal-align="justify" draw:textarea-vertical-align="middle" draw:auto-grow-height="false"/>
    </style:style>
    <style:style style:name="gr15" style:family="graphic" style:parent-style-name="objectwithoutfill">
      <style:graphic-properties svg:stroke-width="0.035cm" svg:stroke-color="#996600" draw:marker-start-width="0.252cm" draw:marker-end-width="0.252cm" draw:fill="none" draw:textarea-horizontal-align="center" draw:textarea-vertical-align="middle" fo:padding-top="0.017cm" fo:padding-bottom="0.017cm" fo:padding-left="0.017cm" fo:padding-right="0.017cm"/>
    </style:style>
    <style:style style:name="gr16" style:family="graphic" style:parent-style-name="standard">
      <style:graphic-properties draw:fill-color="#808080" draw:textarea-horizontal-align="center" draw:textarea-vertical-align="middle"/>
    </style:style>
    <style:style style:name="gr17" style:family="graphic" style:parent-style-name="objectwithoutfill">
      <style:graphic-properties draw:fill="none" draw:textarea-horizontal-align="center" draw:textarea-vertical-align="middle"/>
    </style:style>
    <style:style style:name="gr18" style:family="graphic" style:parent-style-name="objectwithoutfill">
      <style:graphic-properties svg:stroke-width="0.018cm" svg:stroke-color="#cccccc" draw:marker-start-width="0.227cm" draw:marker-end-width="0.227cm" draw:fill="none" draw:textarea-horizontal-align="center" draw:textarea-vertical-align="middle" fo:padding-top="0.009cm" fo:padding-bottom="0.009cm" fo:padding-left="0.009cm" fo:padding-right="0.009cm"/>
    </style:style>
    <style:style style:name="gr19" style:family="graphic" style:parent-style-name="standard">
      <style:graphic-properties svg:stroke-color="#006600" draw:fill-color="#006600" draw:textarea-horizontal-align="justify" draw:textarea-vertical-align="middle" draw:auto-grow-height="false"/>
    </style:style>
    <style:style style:name="gr20" style:family="graphic" style:parent-style-name="standard">
      <style:graphic-properties svg:stroke-color="#009933" draw:fill-color="#00cc00" draw:textarea-horizontal-align="center" draw:textarea-vertical-align="middle"/>
    </style:style>
    <style:style style:name="gr21" style:family="graphic" style:parent-style-name="standard">
      <style:graphic-properties svg:stroke-width="0.018cm" svg:stroke-color="#eeeeee" draw:marker-start-width="0.227cm" draw:marker-end-width="0.227cm" draw:fill-color="#000000" draw:textarea-horizontal-align="justify" draw:textarea-vertical-align="middle" draw:auto-grow-height="false" fo:padding-top="0.009cm" fo:padding-bottom="0.009cm" fo:padding-left="0.009cm" fo:padding-right="0.009cm"/>
    </style:style>
    <style:style style:name="gr22" style:family="graphic" style:parent-style-name="standard">
      <style:graphic-properties draw:fill-color="#ffcc00" draw:textarea-horizontal-align="justify" draw:textarea-vertical-align="middle" draw:auto-grow-height="false"/>
    </style:style>
    <style:style style:name="gr23" style:family="graphic" style:parent-style-name="standard">
      <style:graphic-properties draw:fill-color="#ff0000" draw:textarea-horizontal-align="justify" draw:textarea-vertical-align="middle" draw:auto-grow-height="false"/>
    </style:style>
    <style:style style:name="gr24" style:family="graphic" style:parent-style-name="standard">
      <style:graphic-properties draw:fill-color="#ffffcc" draw:textarea-horizontal-align="justify" draw:textarea-vertical-align="middle" draw:auto-grow-height="false"/>
    </style:style>
    <style:style style:name="gr25" style:family="graphic" style:parent-style-name="standard">
      <style:graphic-properties draw:fill-color="#99ff99" fo:min-height="0.075cm" fo:min-width="0.081cm"/>
    </style:style>
    <style:style style:name="gr26" style:family="graphic" style:parent-style-name="standard">
      <style:graphic-properties draw:fill-color="#ff99ff" fo:min-height="0.074cm" fo:min-width="0.081cm"/>
    </style:style>
    <style:style style:name="gr27" style:family="graphic" style:parent-style-name="standard">
      <style:graphic-properties draw:fill-color="#cc66ff" fo:min-height="0.063cm" fo:min-width="0.08cm"/>
    </style:style>
    <style:style style:name="gr28" style:family="graphic" style:parent-style-name="standard">
      <style:graphic-properties draw:fill-color="#6666ff" fo:min-height="0.075cm" fo:min-width="0.081cm"/>
    </style:style>
    <style:style style:name="gr29" style:family="graphic" style:parent-style-name="standard">
      <style:graphic-properties fo:min-height="0.066cm" fo:min-width="0.081cm"/>
    </style:style>
    <style:style style:name="gr30" style:family="graphic" style:parent-style-name="standard">
      <style:graphic-properties fo:min-height="0.051cm" fo:min-width="0.064cm"/>
    </style:style>
    <style:style style:name="gr31" style:family="graphic" style:parent-style-name="standard">
      <style:graphic-properties draw:fill-color="#ff99ff" fo:min-height="0.075cm" fo:min-width="0.045cm"/>
    </style:style>
    <style:style style:name="gr32" style:family="graphic" style:parent-style-name="standard">
      <style:graphic-properties draw:fill-color="#66ff66" fo:min-height="0.048cm" fo:min-width="0.079cm"/>
    </style:style>
    <style:style style:name="gr33" style:family="graphic" style:parent-style-name="standard">
      <style:graphic-properties draw:fill-color="#ccff00" fo:min-height="0.074cm" fo:min-width="0.049cm"/>
    </style:style>
    <style:style style:name="gr34" style:family="graphic" style:parent-style-name="standard">
      <style:graphic-properties fo:min-height="0.048cm" fo:min-width="0.033cm"/>
    </style:style>
    <style:style style:name="gr35" style:family="graphic" style:parent-style-name="standard">
      <style:graphic-properties draw:fill-color="#99ffff" fo:min-height="0.048cm" fo:min-width="0.044cm"/>
    </style:style>
    <style:style style:name="P1" style:family="paragraph">
      <style:paragraph-properties fo:text-align="center"/>
    </style:style>
  </office:automatic-styles>
  <office:body>
    <office:drawing>
      <draw:page draw:name="page1" draw:style-name="dp1" draw:master-page-name="WEB-Draw-klein">
        <draw:rect draw:style-name="gr1" draw:layer="layout" svg:width="2.455cm" svg:height="2.273cm" svg:x="0.272cm" svg:y="0.636cm">
          <text:p/>
        </draw:rect>
        <draw:rect draw:style-name="gr2" draw:layer="layout" svg:width="0.909cm" svg:height="0.182cm" svg:x="0.272cm" svg:y="0.545cm">
          <text:p/>
        </draw:rect>
        <draw:rect draw:style-name="gr2" draw:layer="layout" svg:width="0.909cm" svg:height="0.182cm" svg:x="1.818cm" svg:y="0.545cm">
          <text:p/>
        </draw:rect>
        <draw:custom-shape draw:style-name="gr3" draw:text-style-name="P1" draw:layer="layout" svg:width="0.546cm" svg:height="0.546cm" svg:x="1.172cm" svg:y="1.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273cm" svg:height="0.273cm" svg:x="0.536cm" svg:y="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091cm" svg:height="0.182cm" draw:transform="rotate (-0.680503875353648) translate (1.621cm 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94cm" svg:height="0.138cm" svg:x="0.549cm" svg:y="2.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082cm" svg:height="0.071cm" svg:x="0.653cm" svg:y="2.049cm">
          <text:p/>
          <draw:enhanced-geometry svg:viewBox="0 0 21600 21600" draw:type="rectangle" draw:enhanced-path="M 0 0 L 21600 0 21600 21600 0 21600 0 0 Z N"/>
        </draw:custom-shape>
        <draw:custom-shape draw:style-name="gr7" draw:text-style-name="P1" draw:layer="layout" svg:width="0.091cm" svg:height="0.182cm" draw:transform="rotate (-0.680503875353648) translate (1.621cm 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309cm" svg:height="0.25cm" svg:x="1.264cm" svg:y="1.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05cm" svg:height="0.105cm" svg:x="1.364cm" svg:y="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105cm" svg:height="0.105cm" svg:x="1.364cm" svg:y="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layer="layout" svg:x1="2.143cm" svg:y1="2.906cm" svg:x2="2.296cm" svg:y2="2.329cm">
            <text:p/>
          </draw:line>
          <draw:line draw:style-name="gr10" draw:layer="layout" svg:x1="2.173cm" svg:y1="2.806cm" svg:x2="2.072cm" svg:y2="2.653cm">
            <text:p/>
          </draw:line>
          <draw:line draw:style-name="gr10" draw:layer="layout" svg:x1="2.11cm" svg:y1="2.698cm" svg:x2="2.184cm" svg:y2="2.564cm">
            <text:p/>
          </draw:line>
          <draw:line draw:style-name="gr11" draw:layer="layout" svg:x1="2.218cm" svg:y1="2.619cm" svg:x2="2.445cm" svg:y2="2.552cm">
            <text:p/>
          </draw:line>
          <draw:line draw:style-name="gr11" draw:layer="layout" svg:x1="2.255cm" svg:y1="2.489cm" svg:x2="2.162cm" svg:y2="2.28cm">
            <text:p/>
          </draw:line>
          <draw:line draw:style-name="gr11" draw:layer="layout" svg:x1="2.285cm" svg:y1="2.37cm" svg:x2="2.385cm" svg:y2="2.243cm">
            <text:p/>
          </draw:line>
          <draw:line draw:style-name="gr11" draw:layer="layout" svg:x1="2.281cm" svg:y1="2.37cm" svg:x2="2.259cm" svg:y2="2.228cm">
            <text:p/>
          </draw:line>
          <draw:line draw:style-name="gr10" draw:layer="layout" svg:x1="2.192cm" svg:y1="2.731cm" svg:x2="2.382cm" svg:y2="2.679cm">
            <text:p/>
          </draw:line>
          <draw:line draw:style-name="gr11" draw:layer="layout" svg:x1="2.389cm" svg:y1="2.556cm" svg:x2="2.412cm" svg:y2="2.47cm">
            <text:p/>
          </draw:line>
          <draw:line draw:style-name="gr12" draw:layer="layout" svg:x1="2.147cm" svg:y1="2.631cm" svg:x2="2.084cm" svg:y2="2.534cm">
            <text:p/>
          </draw:line>
          <draw:line draw:style-name="gr13" draw:layer="layout" svg:x1="2.289cm" svg:y1="2.359cm" svg:x2="2.214cm" svg:y2="2.642cm">
            <text:p/>
          </draw:line>
        </draw:g>
        <draw:custom-shape draw:style-name="gr14" draw:text-style-name="P1" draw:layer="layout" svg:width="0.976cm" svg:height="0.629cm" svg:x="1.629cm" svg:y="2.277cm">
          <text:p/>
          <draw:enhanced-geometry svg:viewBox="0 0 21600 21600" draw:glue-points="0 0 0 10800 0 21600 10800 21600 21600 21600 10800 10800" draw:text-areas="1900 12700 12700 19700" draw:type="right-triangle" draw:enhanced-path="M 0 0 L 21600 21600 0 21600 0 0 Z N"/>
        </draw:custom-shape>
        <draw:line draw:style-name="gr15" draw:layer="layout" svg:x1="0.947cm" svg:y1="0.536cm" svg:x2="1.502cm" svg:y2="0.112cm">
          <text:p/>
        </draw:line>
        <draw:rect draw:style-name="gr16" draw:layer="layout" svg:width="0.234cm" svg:height="0.127cm" svg:x="0.899cm" svg:y="0.417cm">
          <text:p/>
        </draw:rect>
        <draw:line draw:style-name="gr17" draw:layer="layout" svg:x1="1.484cm" svg:y1="0.13cm" svg:x2="1.487cm" svg:y2="1.129cm">
          <text:p/>
        </draw:line>
        <draw:path draw:style-name="gr18" draw:layer="layout" svg:width="0.12cm" svg:height="0.129cm" svg:x="1.456cm" svg:y="1.118cm" svg:viewBox="0 0 121 130" svg:d="m28 0c-10 35-49 79-12 111 21 18 97 40 90-22l4-37 11 41v7">
          <text:p/>
        </draw:path>
        <draw:custom-shape draw:style-name="gr19" draw:text-style-name="P1" draw:layer="layout" svg:width="0.123cm" svg:height="0.149cm" draw:transform="rotate (-0.32777283352566) translate (2.104cm 0.8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20" draw:layer="layout" svg:width="0.458cm" svg:height="0.257cm" svg:x="1.886cm" svg:y="1.007cm">
          <text:p/>
        </draw:ellipse>
        <draw:custom-shape draw:style-name="gr19" draw:text-style-name="P1" draw:layer="layout" svg:width="0.119cm" svg:height="0.25cm" draw:transform="rotate (-0.757647428291781) translate (2.427cm 0.8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 draw:layer="layout" svg:width="0.123cm" svg:height="0.16cm" draw:transform="rotate (-2.18427955887168) translate (2.465cm 1.2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0.086cm" svg:height="0.086cm" svg:x="1.96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layer="layout" svg:x1="1.916cm" svg:y1="1.192cm" svg:x2="1.968cm" svg:y2="1.177cm">
          <text:p/>
        </draw:line>
        <draw:g>
          <draw:custom-shape draw:style-name="gr22" draw:text-style-name="P1" draw:layer="layout" svg:width="0.288cm" svg:height="0.438cm" svg:x="0.59cm" svg:y="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229cm" svg:height="0.046cm" svg:x="0.619cm" svg:y="0.493cm">
            <text:p/>
            <draw:enhanced-geometry svg:viewBox="0 0 21600 21600" draw:glue-points="?f6 10800 10800 21600 ?f5 10800 10800 0" draw:text-areas="?f3 ?f3 ?f4 ?f4" draw:mirror-vertical="true" draw:type="trapezoid" draw:modifiers="2475.353218210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 draw:layer="layout" svg:width="0.188cm" svg:height="0.202cm" svg:x="0.638cm" svg:y="0.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139cm" svg:height="0.115cm" svg:x="0.663cm" svg:y="0.0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5" draw:layer="layout" svg:width="0.081cm" svg:height="0.075cm" svg:x="0.66cm" svg:y="0.25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6" draw:layer="layout" svg:width="0.081cm" svg:height="0.074cm" svg:x="0.745cm" svg:y="0.30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7" draw:layer="layout" svg:width="0.08cm" svg:height="0.063cm" draw:transform="skewX (0.0317649923862908) rotate (-1.09624130317862) translate (0.843cm 0.19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8" draw:layer="layout" svg:width="0.081cm" svg:height="0.075cm" svg:x="0.64cm" svg:y="0.34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9" draw:layer="layout" svg:width="0.081cm" svg:height="0.066cm" svg:x="0.74cm" svg:y="0.40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0" draw:layer="layout" svg:width="0.064cm" svg:height="0.051cm" draw:transform="skewX (-0.0195476876223328) rotate (0.991696080982991) translate (0.593cm 0.24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1" draw:layer="layout" svg:width="0.045cm" svg:height="0.075cm" svg:x="0.598cm" svg:y="0.28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2" draw:layer="layout" svg:width="0.079cm" svg:height="0.048cm" draw:transform="skewX (0.0207694180987286) rotate (-0.349240383325186) translate (0.643cm 0.42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3" draw:layer="layout" svg:width="0.049cm" svg:height="0.074cm" draw:transform="rotate (-0.1996656664293) translate (0.827cm 0.34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4" draw:layer="layout" svg:width="0.033cm" svg:height="0.048cm" svg:x="0.842cm" svg:y="0.28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layer="layout" svg:width="0.044cm" svg:height="0.048cm" svg:x="0.751cm" svg:y="0.24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7" draw:display-name="Gradient 17" draw:style="linear" draw:start-color="#00ccff" draw:end-color="#1c1c1c" draw:start-intensity="100%" draw:end-intensity="100%" draw:angle="0" draw:border="0%"/>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opacity draw:name="Transparency_20_2" draw:display-name="Transparency 2" draw:style="radial" draw:cx="50%" draw:cy="50%" draw:start="100%" draw:end="0%" draw:border="0%"/>
    <draw:opacity draw:name="Transparency_20_3" draw:display-name="Transparency 3" draw:style="linear" draw:start="100%" draw:end="0%" draw:angle="0" draw:border="0%"/>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3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2-25T11:16:10.96</meta:creation-date>
    <dc:language>de-DE</dc:language>
    <meta:editing-cycles>10</meta:editing-cycles>
    <meta:editing-duration>PT44M59S</meta:editing-duration>
    <dc:title>WEB-Draw-klein</dc:title>
    <meta:initial-creator>Martin Korneffel</meta:initial-creator>
    <dc:date>2014-02-25T12:01:12.87</dc:date>
    <dc:creator>Martin Korneffel</dc:creator>
    <meta:document-statistic meta:object-count="51"/>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2-25T11:16:10.68"/>
  </office:meta>
</office:document-meta>
</file>